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5.89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text-properties fo:font-size="20pt"/>
    </style:style>
    <style:style style:name="T1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893cm" svg:x="1.4cm" svg:y="1.2cm" presentation:class="subtitle" presentation:user-transformed="true">
          <draw:text-box>
            <text:p><text:span text:style-name="T1">Acceptance Testing using CasperJ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cceptance Tes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fidence</text:p>
              </text:list-item>
              <text:list-item>
                <text:p>Business Value</text:p>
              </text:list-item>
              <text:list-item>
                <text:p>Legacy App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ode.j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avaScript on Server</text:p>
              </text:list-item>
              <text:list-item>
                <text:p>Event Driven, Non-blocking I/O</text:p>
              </text:list-item>
              <text:list-item>
                <text:p>Single Thread</text:p>
              </text:list-item>
              <text:list-item>
                <text:p>No DOM (remember, we're on serve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asperJ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avigation Scripting and Testing Utility for PhantomJS and SlimerJS</text:p>
              </text:list-item>
              <text:list-item>
                <text:p>PhantomJS is headless scriptable webkit</text:p>
              </text:list-item>
              <text:list-item>
                <text:p>SlimerJS is scriptable Gecko (not truly headles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15.893cm" svg:x="1.4cm" svg:y="1.2cm" presentation:class="subtitle" presentation:user-transformed="true">
          <draw:text-box>
            <text:p text:style-name="P1">Lets dive in!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15.893cm" svg:x="1.4cm" svg:y="1.2cm" presentation:class="subtitle" presentation:user-transformed="true">
          <draw:text-box>
            <text:p><text:span text:style-name="T1">Acceptance Tes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5T11:18:46.250824744</meta:creation-date>
    <dc:date>2014-09-05T23:07:33.273358988</dc:date>
    <meta:editing-duration>PT8H7S</meta:editing-duration>
    <meta:editing-cycles>4</meta:editing-cycles>
    <meta:generator>LibreOffice/4.2.6.3$Linux_X86_64 LibreOffice_project/420m0$Build-3</meta:generator>
    <meta:document-statistic meta:object-count="42"/>
  </office:meta>
</office:document-meta>
</file>